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colergibson</text:p>
        </text:list-item>
        <text:list-item>
          <text:p text:style-name="P2">Team name: Group 2</text:p>
        </text:list-item>
        <text:list-item>
          <text:p text:style-name="P2">Today's date: 10/12/20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<text:span text:style-name="T3">Github</text:span></text:p>
        </text:list-item>
        <text:list-item>
          <text:p text:style-name="P3"><text:span text:style-name="T4">Git</text:span></text:p>
        </text:list-item>
        <text:list-item>
          <text:p text:style-name="P3"><text:span text:style-name="T5">Cloud</text:span><text:span text:style-name="T6"> </text:span><text:span text:style-name="T7">9</text:span></text:p>
        </text:list-item>
        <text:list-item>
          <text:p text:style-name="P3"><text:span text:style-name="T8">Pandoc</text:span></text:p>
        </text:list-item>
      </text:list>
      <text:h text:style-name="Heading_20_2" text:outline-level="2">Which have you found most potentially useful?</text:h>
      <text:list text:style-name="L4">
        <text:list-item>
          <text:p text:style-name="P4"><text:span text:style-name="T9">Cloud9</text:span></text:p>
        </text:list-item>
      </text:list>
      <text:h text:style-name="Heading_20_3" text:outline-level="3">Why?</text:h>
      <text:list text:style-name="L5">
        <text:list-item>
          <text:p text:style-name="P5"><text:span text:style-name="T10">It</text:span><text:span text:style-name="T11"> </text:span><text:span text:style-name="T12">is</text:span><text:span text:style-name="T13"> </text:span><text:span text:style-name="T14">an</text:span><text:span text:style-name="T15"> </text:span><text:span text:style-name="T16">easy</text:span><text:span text:style-name="T17"> </text:span><text:span text:style-name="T18">and</text:span><text:span text:style-name="T19"> </text:span><text:span text:style-name="T20">efficient</text:span><text:span text:style-name="T21"> </text:span><text:span text:style-name="T22">way</text:span><text:span text:style-name="T23"> </text:span><text:span text:style-name="T24">to</text:span><text:span text:style-name="T25"> </text:span><text:span text:style-name="T26">pull</text:span><text:span text:style-name="T27"> </text:span><text:span text:style-name="T28">and</text:span><text:span text:style-name="T29"> </text:span><text:span text:style-name="T30">edit</text:span><text:span text:style-name="T31"> </text:span><text:span text:style-name="T32">files</text:span><text:span text:style-name="T33"> </text:span><text:span text:style-name="T34">that</text:span><text:span text:style-name="T35"> </text:span><text:span text:style-name="T36">can</text:span><text:span text:style-name="T37"> </text:span><text:span text:style-name="T38">be</text:span><text:span text:style-name="T39"> </text:span><text:span text:style-name="T40">accessed</text:span><text:span text:style-name="T41"> </text:span><text:span text:style-name="T42">on</text:span><text:span text:style-name="T43"> </text:span><text:span text:style-name="T44">any</text:span><text:span text:style-name="T45"> </text:span><text:span text:style-name="T46">computer.</text:span></text:p>
        </text:list-item>
      </text:list>
      <text:h text:style-name="Heading_20_1" text:outline-level="1">What tools have been the most difficult to learn?</text:h>
      <text:list text:style-name="L6">
        <text:list-item>
          <text:p text:style-name="P6"><text:span text:style-name="T47">Git</text:span></text:p>
        </text:list-item>
      </text:list>
      <text:h text:style-name="Heading_20_2" text:outline-level="2">Why have they been particularly difficult to learn and use?</text:h>
      <text:list text:style-name="L7">
        <text:list-item>
          <text:p text:style-name="P7"><text:span text:style-name="T48">There</text:span><text:span text:style-name="T49"> </text:span><text:span text:style-name="T50">are</text:span><text:span text:style-name="T51"> </text:span><text:span text:style-name="T52">a</text:span><text:span text:style-name="T53"> </text:span><text:span text:style-name="T54">lot</text:span><text:span text:style-name="T55"> </text:span><text:span text:style-name="T56">of</text:span><text:span text:style-name="T57"> </text:span><text:span text:style-name="T58">commands</text:span><text:span text:style-name="T59"> </text:span><text:span text:style-name="T60">that</text:span><text:span text:style-name="T61"> </text:span><text:span text:style-name="T62">must</text:span><text:span text:style-name="T63"> </text:span><text:span text:style-name="T64">be</text:span><text:span text:style-name="T65"> </text:span><text:span text:style-name="T66">memorized</text:span><text:span text:style-name="T67"> </text:span><text:span text:style-name="T68">to</text:span><text:span text:style-name="T69"> </text:span><text:span text:style-name="T70">efficiently</text:span><text:span text:style-name="T71"> </text:span><text:span text:style-name="T72">complete</text:span><text:span text:style-name="T73"> </text:span><text:span text:style-name="T74">any</text:span><text:span text:style-name="T75"> </text:span><text:span text:style-name="T76">Git</text:span><text:span text:style-name="T77"> </text:span><text:span text:style-name="T78">actions.</text:span></text:p>
        </text:list-item>
        <text:list-item>
          <text:p text:style-name="P7"><text:span text:style-name="T79">I</text:span><text:span text:style-name="T80"> </text:span><text:span text:style-name="T81">also</text:span><text:span text:style-name="T82"> </text:span><text:span text:style-name="T83">find</text:span><text:span text:style-name="T84"> </text:span><text:span text:style-name="T85">that</text:span><text:span text:style-name="T86"> </text:span><text:span text:style-name="T87">I</text:span><text:span text:style-name="T88"> </text:span><text:span text:style-name="T89">run</text:span><text:span text:style-name="T90"> </text:span><text:span text:style-name="T91">into</text:span><text:span text:style-name="T92"> </text:span><text:span text:style-name="T93">a</text:span><text:span text:style-name="T94"> </text:span><text:span text:style-name="T95">lot</text:span><text:span text:style-name="T96"> </text:span><text:span text:style-name="T97">of</text:span><text:span text:style-name="T98"> </text:span><text:span text:style-name="T99">errors</text:span><text:span text:style-name="T100"> </text:span><text:span text:style-name="T101">when</text:span><text:span text:style-name="T102"> </text:span><text:span text:style-name="T103">I</text:span><text:span text:style-name="T104"> </text:span><text:span text:style-name="T105">start</text:span><text:span text:style-name="T106"> </text:span><text:span text:style-name="T107">branching</text:span><text:span text:style-name="T108"> </text:span><text:span text:style-name="T109">as</text:span><text:span text:style-name="T110"> </text:span><text:span text:style-name="T111">I</text:span><text:span text:style-name="T112"> </text:span><text:span text:style-name="T113">lose</text:span><text:span text:style-name="T114"> </text:span><text:span text:style-name="T115">track</text:span><text:span text:style-name="T116"> </text:span><text:span text:style-name="T117">of</text:span><text:span text:style-name="T118"> </text:span><text:span text:style-name="T119">which</text:span><text:span text:style-name="T120"> </text:span><text:span text:style-name="T121">branch</text:span><text:span text:style-name="T122"> </text:span><text:span text:style-name="T123">I'm</text:span><text:span text:style-name="T124"> </text:span><text:span text:style-name="T125">in.</text:span></text:p>
        </text:list-item>
      </text:list>
      <text:h text:style-name="Heading_20_1" text:outline-level="1">What tools would you like to learn more about?</text:h>
      <text:list text:style-name="L8">
        <text:list-item>
          <text:p text:style-name="P8"><text:span text:style-name="T126">Pandoc</text:span></text:p>
        </text:list-item>
        <text:list-item>
          <text:p text:style-name="P8"><text:span text:style-name="T127">Git</text:span></text:p>
        </text:list-item>
      </text:list>
      <text:p text:style-name="Horizontal_20_Line"/>
      <text:p text:style-name="First_20_paragraph"><text:span text:style-name="T128">When</text:span><text:span text:style-name="T129"> </text:span><text:span text:style-name="T130">you</text:span><text:span text:style-name="T131"> </text:span><text:span text:style-name="T132">are</text:span><text:span text:style-name="T133"> </text:span><text:span text:style-name="T134">finished</text:span><text:span text:style-name="T135"> </text:span><text:span text:style-name="T136">with</text:span><text:span text:style-name="T137"> </text:span><text:span text:style-name="T138">the</text:span><text:span text:style-name="T139"> </text:span><text:span text:style-name="T140">questions</text:span><text:span text:style-name="T141"> </text:span><text:span text:style-name="T142">in</text:span><text:span text:style-name="T143"> </text:span><text:span text:style-name="T144">file:</text:span></text:p>
      <text:list text:style-name="L9">
        <text:list-item>
          <text:p text:style-name="P9">I want you to change the name of the file to your GitHub username.</text:p>
        </text:list-item>
        <text:list-item>
          <text:p text:style-name="P9">You will then work as a group to convert the file to HTML, DOCX, and ODT formats, per the instructions in class.</text:p>
        </text:list-item>
        <text:list-item>
          <text:p text:style-name="P9">Then I want you to add, commit, and push your changes.</text:p>
        </text:list-item>
        <text:list-item>
          <text:p text:style-name="P9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